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615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3.935cm"/>
    </style:style>
    <style:style style:name="co4" style:family="table-column">
      <style:table-column-properties fo:break-before="auto" style:column-width="2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fo:background-color="transparent"/>
    </style:style>
    <style:style style:name="ce2" style:family="table-cell" style:parent-style-name="Default" style:data-style-name="N0">
      <style:table-cell-properties fo:background-color="transparent"/>
    </style:style>
    <style:style style:name="ce5" style:family="table-cell" style:parent-style-name="Default">
      <style:table-cell-properties fo:background-color="transparent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AM-Entities+EntityTypes-Final-2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011" table:default-cell-style-name="ce1"/>
        <table:table-column table:style-name="co2" table:number-columns-repeated="4" table:default-cell-style-name="Default"/>
        <table:table-row table:style-name="ro1">
          <table:table-cell table:style-name="ce3" office:value-type="string" calcext:value-type="string">
            <text:p>entities</text:p>
          </table:table-cell>
          <table:table-cell table:style-name="ce3" office:value-type="string" calcext:value-type="string">
            <text:p>entity_types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SubClass1</text:p>
          </table:table-cell>
          <table:table-cell office:value-type="string" calcext:value-type="string">
            <text:p>SubClass2</text:p>
          </table:table-cell>
          <table:table-cell office:value-type="string" calcext:value-type="string">
            <text:p>SubClass3</text:p>
          </table:table-cell>
          <table:table-cell office:value-type="string" calcext:value-type="string">
            <text:p>SubClass4</text:p>
          </table:table-cell>
          <table:table-cell office:value-type="string" calcext:value-type="string">
            <text:p>SubClass5</text:p>
          </table:table-cell>
          <table:table-cell office:value-type="string" calcext:value-type="string">
            <text:p>SubClass6</text:p>
          </table:table-cell>
          <table:table-cell office:value-type="string" calcext:value-type="string">
            <text:p>SubClass7</text:p>
          </table:table-cell>
          <table:table-cell office:value-type="string" calcext:value-type="string">
            <text:p>SubClass8</text:p>
          </table:table-cell>
          <table:table-cell office:value-type="string" calcext:value-type="string">
            <text:p>SubClass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ser diffraction analysis</text:p>
          </table:table-cell>
          <table:table-cell office:value-type="string" calcext:value-type="string">
            <text:p>ANALYSI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umerical aperture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jection plane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generically dependent continuant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2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ctromagnet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Application of Electric Fie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yrometer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D printer extruder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rradiation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frared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ltraviolet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omagnetic radiation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Application of Electric Fie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resist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tical aberration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perture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er beam quality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D scanning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er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zzle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ns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tical fiber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llimator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ocal length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er diode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uction heating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lsed laser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tics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ght beam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ush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 beam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pper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pper motor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ectric motor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cal path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tical axis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rmocouple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tor drive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ber laser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mit switch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ser beam profiler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ode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ol unit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rol system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thode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jector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king fluid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m splitter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hotomask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duction coil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cal unit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ber-optic cable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acuum cleaner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cal pumping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ber disk laser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d:YCOB</text:p>
          </table:table-cell>
          <table:table-cell office:value-type="string" calcext:value-type="string">
            <text:p>MACHINE COMPON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Irradiation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t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lo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Ferrous Allo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hermoplasti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office:value-type="string" calcext:value-type="string">
            <text:p>Thermoplastic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hotopolym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tal powd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Disconnected Material Entity Aggregate</text:p>
          </table:table-cell>
          <table:table-cell office:value-type="string" calcext:value-type="string">
            <text:p>Powder</text:p>
          </table:table-cell>
          <table:table-cell table:number-columns-repeated="100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Nanoparticl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Disconnected Material Entity Aggregate</text:p>
          </table:table-cell>
          <table:table-cell office:value-type="string" calcext:value-type="string">
            <text:p>Powder</text:p>
          </table:table-cell>
          <table:table-cell table:number-columns-repeated="100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owder mixtur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Disconnected Material Entity Aggregate</text:p>
          </table:table-cell>
          <table:table-cell office:value-type="string" calcext:value-type="string">
            <text:p>Powder</text:p>
          </table:table-cell>
          <table:table-cell table:number-columns-repeated="1007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Superallo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Ferrous Allo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cone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Ferrous Allo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anomaterial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Disconnected Material Entity Aggregate</text:p>
          </table:table-cell>
          <table:table-cell office:value-type="string" calcext:value-type="string">
            <text:p>Pow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mart materi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eta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tanium powd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Disconnected Material Entity Aggregate</text:p>
          </table:table-cell>
          <table:table-cell office:value-type="string" calcext:value-type="string">
            <text:p>Pow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D printing filament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ape-memory allo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Functional Materi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ape-memory materi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Functional Materi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lym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in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lasti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onom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itanium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lyamid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w materi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rbid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lurr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Disconnected Material Entity Aggreg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rfactant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rmoplastic elastom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uminium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ranular materi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Disconnected Material Entity Aggregate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wd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quid met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ductive polym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nthetic resin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bon stee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Ferrous Allo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agnetic allo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Ferrous Allo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Nickel titanium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igh-entropy allo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Functional Materi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on-ferrous met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hape-memory polym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Functional Materi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ermallo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nthetic biodegradable polym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table:style-name="Default"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office:value-type="string" calcext:value-type="string">
            <text:p>Biodegradable Polymer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croporous materi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permallo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table:style-name="Default"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Ferrous Allo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erospace material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specifically dependent continuant</text:p>
          </table:table-cell>
          <table:table-cell table:style-name="Default"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office:value-type="string" calcext:value-type="string">
            <text:p>Aggregate St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ib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xid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Ceramic</text:p>
          </table:table-cell>
          <table:table-cell office:value-type="string" calcext:value-type="string">
            <text:p>Technical Ceramics</text:p>
          </table:table-cell>
          <table:table-cell office:value-type="string" calcext:value-type="string">
            <text:p>Oxide Ceramics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polym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lastom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ydroge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Polyethylen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lyurethan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pox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thacrylat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lyes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yren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lycarbonat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ly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ving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Component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Tungsten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lylactic ac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balt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Zircon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nesium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lypropylen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ellulos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elatin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hromium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ylon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itrid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lyethylene glyc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lystyren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articulate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Disconnected Material Entity Aggreg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thyl methacrylat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crylamid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lyimid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lasticiz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nganes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lyvinyl alcoho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thyl methacrylat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ithium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lass fib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lyetherimid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lyethylene terephthalat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iobium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arbon fiber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inyl chlorid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ttrium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lyvinyl chlorid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berglas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ram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iodegradable polym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lyacrylic ac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orphous met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lyacrylamid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ngineering plasti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Ytterbium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anocomposit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lica ge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eramic matrix composit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Cerami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fractory metal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ynthetic rubb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tamateri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ber-reinforced composit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orphous soli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lymer matrix composit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uminium oxid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Cerami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ibre-reinforced plasti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tallic fib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lgiloy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ontinuous fiber reinforced thermoplasti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eramic nanoparticl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Cerami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echanical metamateri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nocrystalline materi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noporous material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Polymer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ilicon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licon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ydrogen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hospho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ydrid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oron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lybdenum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irconium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antalum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licon carbid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nadium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iopolym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ngsten carbid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Zinc oxid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itosan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rass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ilicon nitride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eodymium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ndium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tergent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ly(methyl acrylate)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netism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egree of polymerization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lid solution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ystallization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ase separation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ase transition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ystal growth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ystal structure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ain boundary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ain growth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ase diagram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enite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tensite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metallic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slocation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e structure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inite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ase boundary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utectic system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ves phase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xagonal phase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mellar phase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rograph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tting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rostructures in 3D printing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ystallinity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asicrystal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quiaxed crystal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vais lattice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lumnar grain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quiaxed grain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ndritic structure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pitaxial grain growth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ain boundary misorientation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-grain cellular structure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ain elongation along build direction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xture anisotropy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ystallographic texture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modal grain size distribution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lt pool boundarie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pid solidification microstructure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llular dendritic structure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lute microsegregation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melted zone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n-equilibrium solidification phase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crystallization zone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lidification crack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yhole porosity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complete fusion defect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as porosity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ck-of-fusion pore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yhole pore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ntrapped powder void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rinkage porosity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-layer void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-surface porosity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cess-induced microvoid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rface roughnes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lling effect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melted particle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xide layers at layer interface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 delamination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facial bonding defect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verhang surface irregularitie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ack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dual stress-induced distortion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ck of metallurgical bonding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rmal stress-induced defect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wder contamination inclusion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tensitic phase transformation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tained austenite (in steels)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ano-precipitate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rbide/nitride/oxide inclusion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metallic phase formation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morphous phase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ves phase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nealing twin boundarie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cipitation hardening structure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crystallized equiaxed grains</text:p>
          </table:table-cell>
          <table:table-cell office:value-type="string" calcext:value-type="string">
            <text:p>MICROSTRUCTURE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Microstruct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xagonal tiling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ngular tiling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illing factor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itrogen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elding ga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Application of Fluid Fie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oling flow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Application of Fluid Fie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lium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chemical ent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nning speed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eam diameter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tical power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limated beam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Application of Light Be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aussian beam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Application of Light Bea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D printing speed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oling curv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ser power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ser spot siz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ser scan speed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ser scan strategy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racterist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er pulse duration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ser frequency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nergy density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atch spacing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racterist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n line overlap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racterist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mber of re-scan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racterist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wder particle size distribution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wder morphology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wder flowability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wder apparent and tap density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wder composition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wder alloy system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Portion of Matte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Engineered Material</text:p>
          </table:table-cell>
          <table:table-cell office:value-type="string" calcext:value-type="string">
            <text:p>Metal</text:p>
          </table:table-cell>
          <table:table-cell office:value-type="string" calcext:value-type="string">
            <text:p>Ferrous Alloy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owder layer thicknes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wder surface chemistry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racterist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wder surface oxidation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racterist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wder reuse count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wder moisture content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wder packing density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ild plate preheating temperatur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oling rat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 gradient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bstrate conductivity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eat accumulation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amber temperatur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elding gas flow rat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mosphere purity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n vector length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ime between passes/layer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yer thicknes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 orientation on build plat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port structure density/design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ild height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an vector rotation per layer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air-stepping angl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 spacing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 geometry complexity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rface area-to-volume ratio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dge contour pass setting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racterist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-build heat treatment temperatur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ot Isostatic Pressing (HIP) pressur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ess relief temperature/time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rface finishing parameter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racterist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ild plate removal method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-situ melt pool monitoring parameter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ptical tomography/image analysis threshold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yer-wise feedback control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-time temperature monitoring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osed-loop control settings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racteristi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t treatment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office:value-type="string" calcext:value-type="string">
            <text:p>Heat Treat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rface finish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uench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office:value-type="string" calcext:value-type="string">
            <text:p>Heat Treat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t isostatic press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office:value-type="string" calcext:value-type="string">
            <text:p>Sinter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ser ablation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recipitation harden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an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rface modification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 shock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office:value-type="string" calcext:value-type="string">
            <text:p>Heat Treat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ork harden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office:value-type="string" calcext:value-type="string">
            <text:p>Heat Treat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rmomechanical process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office:value-type="string" calcext:value-type="string">
            <text:p>Heat Treat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ess relaxation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in boundary strengthen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lid solution strengthen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Form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ctrical discharge machin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Primary Sha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ress relief anneal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office:value-type="string" calcext:value-type="string">
            <text:p>Heat Treat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lution heat treatment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office:value-type="string" calcext:value-type="string">
            <text:p>Heat Treat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g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ormaliz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emper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office:value-type="string" calcext:value-type="string">
            <text:p>Heat Treat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ull anneal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office:value-type="string" calcext:value-type="string">
            <text:p>Heat Treat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mogenization anneal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office:value-type="string" calcext:value-type="string">
            <text:p>Heat Treat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crystallization anneal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office:value-type="string" calcext:value-type="string">
            <text:p>Heat Treat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tercritical anneal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office:value-type="string" calcext:value-type="string">
            <text:p>Heat Treat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pid thermal process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office:value-type="string" calcext:value-type="string">
            <text:p>Heat Treat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t Isostatic Process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office:value-type="string" calcext:value-type="string">
            <text:p>Heat Treat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ll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Forming Machine</text:p>
          </table:table-cell>
          <table:table-cell office:value-type="string" calcext:value-type="string">
            <text:p>Milling Mach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urning machin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Forming Mach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the machin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Forming Mach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rind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Forming Machine</text:p>
          </table:table-cell>
          <table:table-cell office:value-type="string" calcext:value-type="string">
            <text:p>Grinding Mach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olish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Forming Machine</text:p>
          </table:table-cell>
          <table:table-cell office:value-type="string" calcext:value-type="string">
            <text:p>Polishing Mach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brasive flow machin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Forming Mach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ot peen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oller burnish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ltrasonic machin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Forming Mach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ire EDM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Forming Mach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ser machin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Forming Mach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ser trimm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Forming Mach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ectropolish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Forming Mach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odiz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ssivation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mical etch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 spray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VD coat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VD coat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aser surface remelt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on implantation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ening-induced surface modification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port structure removal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Ultrasonic clean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mpressed air blast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cuum clean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acuum suction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emical powder removal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ctrochemical deburr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ry ice blast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dia blast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am clean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lean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hermal debind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sotropic superfinish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yogenic treatment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office:value-type="string" calcext:value-type="string">
            <text:p>Heat Treat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ser shock peen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gnetic field-assisted processing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cro-arc oxidation</text:p>
          </table:table-cell>
          <table:table-cell office:value-type="string" calcext:value-type="string">
            <text:p>POSTPROCESSING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us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table:style-name="Default" office:value-type="string" calcext:value-type="string">
            <text:p>continuant</text:p>
          </table:table-cell>
          <table:table-cell table:style-name="Default" office:value-type="string" calcext:value-type="string">
            <text:p>independent continuant</text:p>
          </table:table-cell>
          <table:table-cell table:style-name="Default" office:value-type="string" calcext:value-type="string">
            <text:p>material entity</text:p>
          </table:table-cell>
          <table:table-cell office:value-type="string" calcext:value-type="string">
            <text:p>object aggregate</text:p>
          </table:table-cell>
          <table:table-cell office:value-type="string" calcext:value-type="string">
            <text:p>Disconnected Material Entity Aggregate</text:p>
          </table:table-cell>
          <table:table-cell office:value-type="string" calcext:value-type="string">
            <text:p>Powd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apid prototyp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Manufacturing Proc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D print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elt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hange Of Temperatu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ereolithograph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Manufacturing Proc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ective laser sinter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Manufacturing Proc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yer by layer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Manufacturing Proc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ective laser melt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Manufacturing Proces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apora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used filament fabrica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D printing processes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D bioprint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lti-material 3D print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owder bed and inkjet head 3D print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warm 3D print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inter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office:value-type="string" calcext:value-type="string">
            <text:p>Sinter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lymeriza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Occurence Of Chemical Re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elective heat sinter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otolithograph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ser engineered net shap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D print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D microfabrica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D concrete print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Organ print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ion micro-stereolithograph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lsed laser deposi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oa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Electron-beam additive manufactur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Welding Device</text:p>
          </table:table-cell>
          <table:table-cell office:value-type="string" calcext:value-type="string">
            <text:p>Electon Beam Welding Machin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D food print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ser rapid manufactur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ld spray additive manufactur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iquid additive manufactur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at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oa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nvec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Application of Fluid Fie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coat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oa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urbulence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Application of Fluid Fie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minated object manufactur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rc weld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Weld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Gela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Occurence Of Chemical Re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enetration depth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low velocit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ermal radia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Application of Heat Fl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oyanc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Application of Heat Flu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lf-assembl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ft lithograph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kjet technolog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ticle deposi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oat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as metal arc weld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Weld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lk polymeriza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Occurence Of Chemical Re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tomic diffus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X-ray lithograph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ultilayer soft lithograph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otoexcita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icrolithograph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skless lithograph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Volumetric print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omputed axial lithograph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nolithograph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anoparticle deposi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igh-area rapid print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Material extrusion-based additive manufactur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sma arc weld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Weld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hotodegrada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Zone melt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material entity</text:p>
          </table:table-cell>
          <table:table-cell office:value-type="string" calcext:value-type="string">
            <text:p>objec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itive Manufacturing Devi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article aggrega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office:value-type="string" calcext:value-type="string">
            <text:p>Aggregate St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rangoni effec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Application of Fluid Fie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hes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Application of Subst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vitrifica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Application of Substa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ss-link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pectral width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diant energy density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art orientation selec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pl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upport structure desig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pl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oolpath genera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pla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owder siev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wder dry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wder dehumidifica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ild platform cleaning and level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wder loading into machine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wder recoat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yer spread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wder recycl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wder blend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wder flow testing and calibra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wder storage under inert atmosphere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tamination control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wder recovery post-build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wder characteriza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wder handling safety protocols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er sintering</text:p>
          </table:table-cell>
          <table:table-cell office:value-type="string" calcext:value-type="string">
            <text:p>PROCESS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office:value-type="string" calcext:value-type="string">
            <text:p>Sinte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ser melting</text:p>
          </table:table-cell>
          <table:table-cell office:value-type="string" calcext:value-type="string">
            <text:p>PROCESS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office:value-type="string" calcext:value-type="string">
            <text:p>Melt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ayer-wise fusing</text:p>
          </table:table-cell>
          <table:table-cell office:value-type="string" calcext:value-type="string">
            <text:p>PROCESS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Manufacturing Process</text:p>
          </table:table-cell>
          <table:table-cell office:value-type="string" calcext:value-type="string">
            <text:p>Changing Properties Of Material</text:p>
          </table:table-cell>
          <table:table-cell office:value-type="string" calcext:value-type="string">
            <text:p>Sinter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can strategy execu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al-time thermal monitor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osed-loop feedback control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tmosphere control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-situ melt pool monitor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-coating between layers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latform heating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mperature control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er parameter modulation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port removal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Process cha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inted circuit board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unctional Material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unctionally graded material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lications of 3D printing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D reconstruction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tal foam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struction 3D printing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bic honeycomb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uel nozzle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rbine blade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ghtweight brackets and moun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bustion chamber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t exchanger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tellite structural componen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AV airframe elemen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cket injector head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veguides and RF componen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ssile guidance housing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p implan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nee joint componen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anial and maxillofacial implan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inal cages and disc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ntal crowns and bridge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rthodontic brackets and fixture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rgical cutting guide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stom bone plate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ing aid shell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rgical instrument handle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urbocharger housing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ghtweight suspension bracke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ake caliper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ylinder head inser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tor cooling jacke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stom gear housing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mission componen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ghtweight chassis componen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rive shaf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formal cooling mold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jection mold inser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e-casting die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tting tool holder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bot gripper finger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stom assembly jigs and fixture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ear-resistant lining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duction tooling componen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dexing parts and bushing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unches and die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t sinks for electronic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ttery casing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rmal management componen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uel cell componen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rochannel reactor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ustom RF filter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ydrogen valve housing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bling harness connector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tenna housing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nsor mounting brackets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realizable entity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roduc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ending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stortion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w point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ticle size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ticle-size distribution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lting point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rdnes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ughnes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rface tension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rmal expansion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urabil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astic modulu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owabil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ressive stres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ratch hardnes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scos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os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ition temperature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 transition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cture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rrosion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rface roughnes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fractive index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uctil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terial flow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oung's modulu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sorbance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lk dens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ftening point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iling point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ressive strength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ltimate tensile strength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cture toughnes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mpressibil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ear modulu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netic structure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scoelastic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ulk modulu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ximum dens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perplastic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seudoelastic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attering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fractor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fraction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ansmittance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exural modulu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lamination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sorption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ess concentration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act angle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flectance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quidu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diance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een strength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mbrittlement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rittlenes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id ratio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ain energ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ess field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inodal decomposition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usner ratio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ific strength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isson's ratio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rmo-mechanical fatigue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itrification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ngent modulu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tigue limit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near elastic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ear band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w-cycle fatigue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cture mechanic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formation mechanism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 formation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rface stres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idual strength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otch tensile strength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ase distortion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eret diameter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rmal oxidation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ltimate tensile strength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ield strength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ongation at break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tigue strength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racture toughnes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pact toughnes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reep resistance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oungs modulu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hear strength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ain size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rain morpholog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hase composition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slocation dens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xture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rosity content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clusion type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nclusion content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b-grain structure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ellular structure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crosegregation level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crystallization fraction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mensional accurac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ometric tolerance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rface wavines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air-step effect sever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undnes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tness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ayer delamination tendenc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rface hardness gradient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dge sharpness retention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t distortion or warping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ns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lative dens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rmal conductiv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ecific heat capac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rmal expansion coefficient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ectrical conductiv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netic permeabil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elting temperature range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ptical reflectiv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efficient of friction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coustic damping behavior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hemical composition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xygen/nitrogen/hydrogen content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rrosion resistance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xidation resistance at high temperature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ectrochemical stabil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eaching potential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taminant pickup during printing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loy homogene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ssivation layer stabil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rface wettabilit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urface energy</text:p>
          </table:table-cell>
          <table:table-cell office:value-type="string" calcext:value-type="string">
            <text:p>PROPERTY</text:p>
          </table:table-cell>
          <table:table-cell table:number-columns-repeated="2"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specifically dependent continuant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Intensive qu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pology optimizatio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D modelin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lidWork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toCAD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itive manufacturing file format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generically dependent continuant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data it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D Manufacturing Format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generically dependent continuant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data it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D Slicer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sign for additive manufacturin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it cell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generically dependent continuant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data it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utodesk Inventor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3D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hLab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penSCAD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ctoPrint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inkercad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xel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generically dependent continuant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data it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oxel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generically dependent continuant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data it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iangle mesh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generically dependent continuant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data it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ic3r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h generatio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iCAD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petier-Host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lygonal modelin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olume mesh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generically dependent continuant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data it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d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tic mesh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generically dependent continuant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data it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hinoceros 3D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Brush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de 3D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ingivers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C3D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ngs 3D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D-Coat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DCrafter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h parameterizatio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toCAD DXF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generically dependent continuant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data it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D Slash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ibre Desig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icsCAD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kers Empire 3D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amless3d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a 3D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dvia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lidThinkin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LPHAD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independent continuant</text:p>
          </table:table-cell>
          <table:table-cell office:value-type="string" calcext:value-type="string">
            <text:p>immaterial entity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CAD model desig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pology optimizatio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tice structure generatio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D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etric modelin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reeform modelin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enerative desig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ttice structure generatio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ionic/biomimetic desig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esign for Additive Manufacturin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mplicit modelin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h repair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L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generically dependent continuant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data it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MF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MF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ditive Manufacturing File Format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generically dependent continuant</text:p>
          </table:table-cell>
          <table:table-cell office:value-type="string" calcext:value-type="string">
            <text:p>information content entity</text:p>
          </table:table-cell>
          <table:table-cell office:value-type="string" calcext:value-type="string">
            <text:p>data ite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icin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port structure generatio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t orientation optimizatio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ild volume nestin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verhang analysi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all thickness analysi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eature resolution check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hermal simulatio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sidual stress predictio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istortion simulatio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lt pool dynamics modelin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n strategy simulatio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wder bed simulatio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cess parameter optimizatio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yer-by-layer simulatio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t transfer modelin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hysics simulatio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-code generatio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an path plannin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ser power modulatio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coat timing control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-situ monitoring integratio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yer trackin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hine firmwar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ild queue management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nvironmental control setting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ild log recordin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-situ process monitorin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hine learning for defect detectio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sor data fusion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lt pool imagin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yer-wise imaging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BF tomography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st-build dimensional analysi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T scan data analysi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osity analysis software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ild failure diagnostics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atistical process control</text:p>
          </table:table-cell>
          <table:table-cell office:value-type="string" calcext:value-type="string">
            <text:p>SOFTWARE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occurrent</text:p>
          </table:table-cell>
          <table:table-cell office:value-type="string" calcext:value-type="string">
            <text:p>process</text:p>
          </table:table-cell>
          <table:table-cell office:value-type="string" calcext:value-type="string">
            <text:p>computing process</text:p>
          </table:table-cell>
          <table:table-cell table:number-columns-repeated="1015"/>
        </table:table-row>
        <table:table-row table:style-name="ro1" table:number-rows-repeated="1047774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'AM-Entities+EntityTypes-Final-2'.A1:'AM-Entities+EntityTypes-Final-2'.B749" table:display-filter-buttons="true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Olaf Stelling</meta:initial-creator>
    <dc:creator>Norbert Riefler</dc:creator>
    <meta:creation-date>2025-03-24T13:04:41Z</meta:creation-date>
    <dc:date>2025-10-23T09:04:34.605112715</dc:date>
    <meta:editing-cycles>44</meta:editing-cycles>
    <meta:editing-duration>P1DT1H55M19S</meta:editing-duration>
    <meta:document-statistic meta:table-count="1" meta:cell-count="6179" meta:object-count="0"/>
  </office:meta>
</office:document-meta>
</file>